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0b822" officeooo:paragraph-rsid="0000b822"/>
    </style:style>
    <style:style style:name="P2" style:family="paragraph" style:parent-style-name="Standard">
      <style:text-properties fo:color="#c9211e" officeooo:rsid="0000b822" officeooo:paragraph-rsid="0000b822" fo:background-color="#ffff00"/>
    </style:style>
    <style:style style:name="P3" style:family="paragraph" style:parent-style-name="Standard">
      <style:text-properties officeooo:rsid="0000b822" officeooo:paragraph-rsid="0000b822"/>
    </style:style>
    <style:style style:name="P4" style:family="paragraph" style:parent-style-name="Standard">
      <style:text-properties officeooo:rsid="0002d55d" officeooo:paragraph-rsid="0002d55d"/>
    </style:style>
    <style:style style:name="P5" style:family="paragraph" style:parent-style-name="Standard">
      <style:text-properties fo:color="#c9211e" officeooo:rsid="0000b822" officeooo:paragraph-rsid="0000b822" fo:background-color="#ffff00"/>
    </style:style>
    <style:style style:name="T1" style:family="text">
      <style:text-properties officeooo:rsid="0002d5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lcome.</text:p>
      <text:p text:style-name="P1">Stop if do not understand</text:p>
      <text:p text:style-name="P4">&lt;slide 2&gt;</text:p>
      <text:p text:style-name="P1">Start with background</text:p>
      <text:p text:style-name="P1">Last year pseudocode standardisation.</text:p>
      <text:p text:style-name="P1">Meanwhile, choosing EPQ – wanted computer science related</text:p>
      <text:p text:style-name="P1">Wanted to create language in past</text:p>
      <text:p text:style-name="P1">Decided to create compiler</text:p>
      <text:p text:style-name="P4">&lt;slide 3&gt;</text:p>
      <text:p text:style-name="P1">three requirements</text:p>
      <text:p text:style-name="P1">Fast</text:p>
      <text:p text:style-name="P1">Not break too often</text:p>
      <text:p text:style-name="P1">Easy to use</text:p>
      <text:p text:style-name="P4">&lt;slide 4&gt;</text:p>
      <text:p text:style-name="P1">Read key terms, need more explanation?</text:p>
      <text:p text:style-name="P4">&lt;slide 5&gt;</text:p>
      <text:p text:style-name="P1">Five major stages:</text:p>
      <text:p text:style-name="P1">Research initial, continuing</text:p>
      <text:p text:style-name="P1">Coding</text:p>
      <text:p text:style-name="P1">Testing – moved to more systematic once previous done</text:p>
      <text:p text:style-name="P1">Debugging</text:p>
      <text:p text:style-name="P1">Improving</text:p>
      <text:p text:style-name="P4">&lt;slide 6&gt;</text:p>
      <text:p text:style-name="P1">Lexer split input to tokens</text:p>
      <text:p text:style-name="P4">&lt;slide 7&gt;</text:p>
      <text:p text:style-name="P1">Parser make tree from tokens<text:line-break/><text:span text:style-name="T1">&lt;slide 8&gt;</text:span></text:p>
      <text:p text:style-name="P1">Generator output python code</text:p>
      <text:p text:style-name="P4">&lt;slide 9&gt;</text:p>
      <text:p text:style-name="P1">Regexes → stack smashing</text:p>
      <text:p text:style-name="P1">Split file string then construct tokens</text:p>
      <text:p text:style-name="P1">Construct tokens at each file string split</text:p>
      <text:p text:style-name="P1">More elegant, more efficient</text:p>
      <text:p text:style-name="P4">&lt;slide 10&gt;</text:p>
      <text:p text:style-name="P1">Initially parser generator research</text:p>
      <text:p text:style-name="P1">Documentation too complicated</text:p>
      <text:p text:style-name="P1">Outlined node structures</text:p>
      <text:p text:style-name="P1">Logic to create tree</text:p>
      <text:p text:style-name="P4">&lt;slide 11&gt;</text:p>
      <text:p text:style-name="P1">Had to change data as parser evolved</text:p>
      <text:p text:style-name="P1">Eventually parser worked enough</text:p>
      <text:p text:style-name="P1">Moved onto generator, which is basically the same but simpler</text:p>
      <text:p text:style-name="P4">&lt;slide 12&gt;</text:p>
      <text:p text:style-name="P1">Semantic analysis aside</text:p>
      <text:p text:style-name="P1">Checks that it makes sense</text:p>
      <text:p text:style-name="P1">Checks variables, types</text:p>
      <text:p text:style-name="P1">Don’t do it here because</text:p>
      <text:p text:style-name="P1">SPLW standard library</text:p>
      <text:p text:style-name="P4">&lt;slide 13&gt;</text:p>
      <text:p text:style-name="P1">Example input code</text:p>
      <text:p text:style-name="P4">&lt;slide 14&gt;</text:p>
      <text:p text:style-name="P1">Example output code</text:p>
      <text:p text:style-name="P4"><text:soft-page-break/>&lt;slide 15&gt;</text:p>
      <text:p text:style-name="P1">Code generates in &lt;0.1s</text:p>
      <text:p text:style-name="P1">Errors fixed when found</text:p>
      <text:p text:style-name="P1">Requires CLI</text:p>
      <text:p text:style-name="P4">&lt;slide 16&gt;</text:p>
      <text:p text:style-name="P1">Learned about construction compilers, interpreters</text:p>
      <text:p text:style-name="P1">If do it again:</text:p>
      <text:p text:style-name="P1">Choose to use generators</text:p>
      <text:p text:style-name="P1">Spend time on semantic analysis</text:p>
      <text:p text:style-name="P1">Different source language</text:p>
      <text:p text:style-name="P1">Use C, target C – faster, simpler than C++</text:p>
      <text:p text:style-name="P4">&lt;slide 17&gt;</text:p>
      <text:p text:style-name="P2">Conclusion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16T18:29:43.197993372</meta:creation-date>
    <dc:date>2020-03-17T18:46:58.486287773</dc:date>
    <meta:editing-duration>PT9H35M19S</meta:editing-duration>
    <meta:editing-cycles>2</meta:editing-cycles>
    <meta:generator>LibreOffice/6.4.0.3$MacOSX_X86_64 LibreOffice_project/b0a288ab3d2d4774cb44b62f04d5d28733ac6df8</meta:generator>
    <meta:document-statistic meta:table-count="0" meta:image-count="0" meta:object-count="0" meta:page-count="2" meta:paragraph-count="64" meta:word-count="230" meta:character-count="1434" meta:non-whitespace-character-count="1265"/>
  </office:meta>
</office:document-meta>
</file>